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" style:family="paragraph" style:parent-style-name="Standard"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5" style:family="paragraph" style:parent-style-name="Standard">
      <style:text-properties style:font-name="Times New Roman1" fo:font-size="12pt" fo:font-style="normal" fo:font-weight="bold" officeooo:paragraph-rsid="0012de1a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6" style:family="paragraph" style:parent-style-name="Table_20_Contents">
      <style:text-properties officeooo:rsid="0012de1a" officeooo:paragraph-rsid="0012de1a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8" style:family="paragraph" style:parent-style-name="Standard">
      <style:paragraph-properties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9" style:family="paragraph" style:parent-style-name="Table_20_Contents">
      <style:text-properties officeooo:rsid="00141e2b" officeooo:paragraph-rsid="00141e2b"/>
    </style:style>
    <style:style style:name="P10" style:family="paragraph" style:parent-style-name="Table_20_Contents">
      <style:text-properties officeooo:rsid="0012de1a" officeooo:paragraph-rsid="001441ce"/>
    </style:style>
    <style:style style:name="T1" style:family="text">
      <style:text-properties officeooo:rsid="0014ca66"/>
    </style:style>
    <style:style style:name="T2" style:family="text">
      <style:text-properties fo:language="it" fo:country="IT" officeooo:rsid="0014ca66"/>
    </style:style>
    <style:style style:name="T3" style:family="text">
      <style:text-properties fo:language="it" fo:country="IT" fo:font-weight="bold" officeooo:rsid="0014ca6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4">Task di verifica durante il</text:p>
            <text:p text:style-name="P2">quale l'anomalia e stata</text:p>
            <text:p text:style-name="P3">rilevata</text:p>
          </table:table-cell>
          <table:table-cell table:style-name="Chistoj.B1" office:value-type="string">
            <text:p text:style-name="P6">System Requirements Menu:</text:p>
            <text:p text:style-name="P10"><text:span text:style-name="T1">Pubblicare informazioni di servizio e gli elenchi dei vincitori dei bandi</text:span></text:p>
          </table:table-cell>
        </table:table-row>
        <table:table-row>
          <table:table-cell table:style-name="Chistoj.A2" office:value-type="string">
            <text:p text:style-name="P2">Nome dell'artefatto</text:p>
            <text:p text:style-name="P3">contenente l'anomalia</text:p>
          </table:table-cell>
          <table:table-cell table:style-name="Chistoj.B2" office:value-type="string">
            <text:p text:style-name="P9">N/A</text:p>
          </table:table-cell>
        </table:table-row>
        <table:table-row>
          <table:table-cell table:style-name="Chistoj.A2" office:value-type="string">
            <text:p text:style-name="P5"/>
            <text:p text:style-name="P1"/>
            <text:p text:style-name="P1">Descrizione dell'anomalia</text:p>
            <text:p text:style-name="P1"/>
          </table:table-cell>
          <table:table-cell table:style-name="Chistoj.B2" office:value-type="string">
            <text:p text:style-name="P10">Non ci sono artefatti coinvolti nella modellazione dell<text:span text:style-name="T1">a funzionalità che fornisca </text:span><text:span text:style-name="T2">la possibilità di </text:span><text:span text:style-name="T3">pubblicare informazioni di servizio e gli elenchi dei vincitori dei bandi</text:span><text:span text:style-name="T2">, </text:span><text:s/>sebbene sia possibile ricavare <text:span text:style-name="T1">e pubblicare</text:span> informazioni <text:span text:style-name="T1">tramite il forum e gli eventi</text:span> che però non sono propriamente pensat<text:span text:style-name="T1">i</text:span> per questo.</text:p>
          </table:table-cell>
        </table:table-row>
        <table:table-row>
          <table:table-cell table:style-name="Chistoj.A2" office:value-type="string">
            <text:p text:style-name="P2">Artefatti collegati in altri</text:p>
            <text:p text:style-name="P2">livelli di astrazione e in</text:p>
            <text:p text:style-name="P8">altri documenti</text:p>
          </table:table-cell>
          <table:table-cell table:style-name="Chistoj.B2" office:value-type="string">
            <text:p text:style-name="P6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6:21:42.83</dc:date>
    <meta:editing-duration>P0D</meta:editing-duration>
    <meta:editing-cycles>3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4" meta:word-count="89" meta:character-count="611" meta:non-whitespace-character-count="535"/>
  </office:meta>
</office:document-meta>
</file>